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officeooo:rsid="001091b1" officeooo:paragraph-rsid="001091b1"/>
    </style:style>
    <style:style style:name="P2" style:family="paragraph" style:parent-style-name="Table_20_Contents">
      <style:text-properties style:font-name="Calibri" officeooo:rsid="001091b1" officeooo:paragraph-rsid="001091b1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4pt" officeooo:rsid="001091b1" officeooo:paragraph-rsid="001091b1" style:font-size-asian="14pt" style:font-size-complex="14pt"/>
    </style:style>
    <style:style style:name="P5" style:family="paragraph" style:parent-style-name="Standard">
      <style:text-properties style:font-name="Calibri" fo:font-size="16pt" officeooo:rsid="001091b1" officeooo:paragraph-rsid="001091b1" style:font-size-asian="16pt" style:font-size-complex="16pt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137963" officeooo:paragraph-rsid="00137963"/>
    </style:style>
    <style:style style:name="P8" style:family="paragraph" style:parent-style-name="Standard">
      <style:text-properties style:font-name="Calibri" officeooo:rsid="00137963" officeooo:paragraph-rsid="00137963"/>
    </style:style>
    <style:style style:name="P9" style:family="paragraph" style:parent-style-name="Standard" style:list-style-name="L1">
      <style:text-properties style:font-name="Calibri" officeooo:rsid="00137963" officeooo:paragraph-rsid="001091b1"/>
    </style:style>
    <style:style style:name="P10" style:family="paragraph" style:parent-style-name="Standard" style:list-style-name="L1">
      <style:text-properties style:font-name="Calibri" officeooo:rsid="00137963" officeooo:paragraph-rsid="00137963"/>
    </style:style>
    <style:style style:name="P11" style:family="paragraph" style:parent-style-name="Standard">
      <style:text-properties style:font-name="Calibri" fo:font-size="14pt" officeooo:rsid="001091b1" officeooo:paragraph-rsid="001091b1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15597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5970" style:font-weight-asian="bold" style:font-weight-complex="bold"/>
    </style:style>
    <style:style style:name="T6" style:family="text">
      <style:text-properties officeooo:rsid="00155970"/>
    </style:style>
    <style:style style:name="T7" style:family="text">
      <style:text-properties fo:color="#00a933" loext:opacity="100%" fo:font-weight="bold" style:font-weight-asian="bold" style:font-weight-complex="bold"/>
    </style:style>
    <style:style style:name="T8" style:family="text">
      <style:text-properties fo:color="#ff8000" loext:opacity="100%" fo:font-weight="bold" style:font-weight-asian="bold" style:font-weight-complex="bold"/>
    </style:style>
    <style:style style:name="T9" style:family="text">
      <style:text-properties fo:color="#069a2e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t 3 review report</text:p>
      <text:p text:style-name="P1"/>
      <text:p text:style-name="P4">Sprint Goals</text:p>
      <text:list text:style-name="L1">
        <text:list-item>
          <text:p text:style-name="P9">Finish uncompleted parts of UI from sprint 2. (<text:span text:style-name="T2">Postponed</text:span>)</text:p>
        </text:list-item>
        <text:list-item>
          <text:p text:style-name="P10">Set up Jenkins. (<text:span text:style-name="T9">Finished</text:span>)</text:p>
          <text:list>
            <text:list-item>
              <text:p text:style-name="P10">Create Jenkins pipeline to build, test and make code coverage reports. (<text:span text:style-name="T9">Finished</text:span>)</text:p>
            </text:list-item>
          </text:list>
        </text:list-item>
        <text:list-item>
          <text:p text:style-name="P9">Implement simple user authentication and authorization. (<text:span text:style-name="T8">Partially</text:span> <text:span text:style-name="T8">finished</text:span>)</text:p>
        </text:list-item>
        <text:list-item>
          <text:p text:style-name="P10">Add missing user tables for user auth to database. (<text:span text:style-name="T9">Finished</text:span>)</text:p>
          <text:list>
            <text:list-item>
              <text:p text:style-name="P10">Create CRUD endpoints for user data. (<text:span text:style-name="T9">Finished</text:span>)</text:p>
            </text:list-item>
          </text:list>
        </text:list-item>
        <text:list-item>
          <text:p text:style-name="P9">Develope UI (<text:span text:style-name="T2">Postponed</text:span>)</text:p>
          <text:list>
            <text:list-item>
              <text:p text:style-name="P10">Login screen (<text:span text:style-name="T8">Partially</text:span> <text:span text:style-name="T8">ready</text:span>)</text:p>
            </text:list-item>
            <text:list-item>
              <text:p text:style-name="P10">Main screen (<text:span text:style-name="T9">Finished</text:span>)</text:p>
            </text:list-item>
            <text:list-item>
              <text:p text:style-name="P10">Course view <text:span text:style-name="T6">(</text:span><text:span text:style-name="T3">Postponed</text:span><text:span text:style-name="T6">)</text:span></text:p>
            </text:list-item>
          </text:list>
        </text:list-item>
        <text:list-item>
          <text:p text:style-name="P10">Develop Docker image (<text:span text:style-name="T2">Postponed</text:span>)</text:p>
        </text:list-item>
        <text:list-item>
          <text:p text:style-name="P10">Have a demonstration ready version for sprint review. (<text:span text:style-name="T2">Unfinished</text:span>)</text:p>
        </text:list-item>
      </text:list>
      <text:p text:style-name="P1"/>
      <text:p text:style-name="P4">What could be improved</text:p>
      <text:p text:style-name="P8">Many goals got postponed. Team communication and task distribution.</text:p>
      <text:p text:style-name="P1"/>
      <text:p text:style-name="P4">Next sprint focus</text:p>
      <text:p text:style-name="P8">Get UI developed to get a fully working version for demonstration. Develope working Docker image.</text:p>
      <text:p text:style-name="P1"/>
      <text:p text:style-name="P4">Time 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mber</text:p>
          </table:table-cell>
          <table:table-cell table:style-name="Table1.B1" office:value-type="string">
            <text:p text:style-name="P2">Time spent</text:p>
          </table:table-cell>
        </table:table-row>
        <table:table-row>
          <table:table-cell table:style-name="Table1.A2" office:value-type="string">
            <text:p text:style-name="P1">Zachris Zweygberg</text:p>
          </table:table-cell>
          <table:table-cell table:style-name="Table1.B2" office:value-type="string">
            <text:p text:style-name="P7">17</text:p>
          </table:table-cell>
        </table:table-row>
        <table:table-row>
          <table:table-cell table:style-name="Table1.A2" office:value-type="string">
            <text:p text:style-name="P3">Sampo Klaavo</text:p>
          </table:table-cell>
          <table:table-cell table:style-name="Table1.B2" office:value-type="string">
            <text:p text:style-name="P7">19</text:p>
          </table:table-cell>
        </table:table-row>
        <table:table-row>
          <table:table-cell table:style-name="Table1.A2" office:value-type="string">
            <text:p text:style-name="P6">Artem Danska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Jan Falck</text:p>
          </table:table-cell>
          <table:table-cell table:style-name="Table1.B2" office:value-type="string">
            <text:p text:style-name="P7">1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6T15:30:44.959000000</meta:creation-date>
    <meta:generator>LibreOffice/7.5.2.2$Windows_X86_64 LibreOffice_project/53bb9681a964705cf672590721dbc85eb4d0c3a2</meta:generator>
    <dc:date>2026-03-04T22:23:23.841000000</dc:date>
    <meta:editing-duration>PT49M27S</meta:editing-duration>
    <meta:editing-cycles>4</meta:editing-cycles>
    <meta:document-statistic meta:table-count="1" meta:image-count="0" meta:object-count="0" meta:page-count="1" meta:paragraph-count="28" meta:word-count="141" meta:character-count="875" meta:non-whitespace-character-count="774"/>
  </office:meta>
</office:document-meta>
</file>